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3738" officeooo:paragraph-rsid="00083738"/>
    </style:style>
    <style:style style:name="P2" style:family="paragraph" style:parent-style-name="Standard">
      <style:text-properties officeooo:rsid="00083738" officeooo:paragraph-rsid="00083738"/>
    </style:style>
    <style:style style:name="P3" style:family="paragraph" style:parent-style-name="Text_20_body">
      <style:text-properties officeooo:rsid="00083738" officeooo:paragraph-rsid="00083738"/>
    </style:style>
    <style:style style:name="P4" style:family="paragraph" style:parent-style-name="Text_20_body">
      <style:text-properties fo:font-size="20pt" officeooo:rsid="00083738" officeooo:paragraph-rsid="00083738" style:font-size-asian="20pt" style:font-size-complex="20pt"/>
    </style:style>
    <style:style style:name="P5" style:family="paragraph" style:parent-style-name="Title">
      <style:text-properties officeooo:rsid="00083738" officeooo:paragraph-rsid="00083738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083738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ject(POO)</text:p>
      <text:h text:style-name="P1" text:outline-level="1">Declaraç<text:span text:style-name="T1">ão de um objeto:</text:span></text:h>
      <text:p text:style-name="P3"><text:span text:style-name="T1">Let amigo = {}</text:span></text:p>
      <text:p text:style-name="P4"><text:span text:style-name="T3">Diferente do array o object é melhor pois dá para nomear os indices e usa-los depois, sendo que no array ficava dependente dos indices.</text:span></text:p>
      <text:p text:style-name="Standard"><text:span text:style-name="T2">Ex: </text:span><text:span text:style-name="T5">let amigo {nome:`José`, sexo: ‘M’, peso:85.4, engordar(p){} }</text:span></text:p>
      <text:p text:style-name="P2"><text:span text:style-name="T5">obs: com o object dá pra guardar uma <text:s/>function, os objects são usados em projetos mais amplos, pois o array fica limitado dependendo do projeto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4:38:03.845095772</meta:creation-date>
    <dc:date>2023-12-01T14:51:25.575557673</dc:date>
    <meta:editing-duration>PT3M11S</meta:editing-duration>
    <meta:editing-cycles>1</meta:editing-cycles>
    <meta:document-statistic meta:table-count="0" meta:image-count="0" meta:object-count="0" meta:page-count="1" meta:paragraph-count="6" meta:word-count="67" meta:character-count="393" meta:non-whitespace-character-count="331"/>
    <meta:generator>LibreOffice/7.3.7.2$Linux_X86_64 LibreOffice_project/30$Build-2</meta:generator>
  </office:meta>
</office:document-meta>
</file>